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margin-left="1.244cm" fo:margin-right="0cm" fo:text-indent="-1.244cm" style:auto-text-indent="false"/>
      <style:text-properties style:font-name="Cantarell" fo:font-size="10pt" officeooo:paragraph-rsid="00165bfa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language="en" fo:country="US"/>
    </style:style>
    <style:style style:name="P4" style:family="paragraph" style:parent-style-name="Standard">
      <style:text-properties fo:color="#ff0000" loext:opacity="100%" style:font-name="Cantarell" fo:font-size="10pt" fo:font-weight="bold" style:font-size-asian="10pt" style:font-weight-asian="bold" style:font-size-complex="10pt"/>
    </style:style>
    <style:style style:name="P5" style:family="paragraph" style:parent-style-name="Title" style:master-page-name="Standard">
      <style:paragraph-properties style:page-number="auto"/>
      <style:text-properties fo:font-size="24pt" officeooo:paragraph-rsid="0019bc1e" style:font-size-asian="24pt" style:font-size-complex="24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165bfa" style:font-style-asian="italic"/>
    </style:style>
    <style:style style:name="T3" style:family="text">
      <style:text-properties fo:color="#365f91" loext:opacity="100%" fo:font-style="italic" style:font-style-asian="italic"/>
    </style:style>
    <style:style style:name="T4" style:family="text">
      <style:text-properties fo:color="#365f91" loext:opacity="100%" fo:font-style="italic" officeooo:rsid="00165bfa" style:font-style-asian="italic"/>
    </style:style>
    <style:style style:name="T5" style:family="text">
      <style:text-properties fo:color="#365f91" loext:opacity="100%" fo:font-style="italic" officeooo:rsid="0020a869" style:font-style-asian="italic"/>
    </style:style>
    <style:style style:name="T6" style:family="text">
      <style:text-properties officeooo:rsid="00165bfa"/>
    </style:style>
    <style:style style:name="T7" style:family="text">
      <style:text-properties style:font-name="Cantarell" fo:font-size="10pt" style:font-size-asian="10pt" style:font-size-complex="10pt"/>
    </style:style>
    <style:style style:name="T8" style:family="text">
      <style:text-properties style:font-name="Cantarell" fo:font-size="10pt" officeooo:rsid="00165bfa" style:font-size-asian="10pt" style:font-size-complex="10pt"/>
    </style:style>
    <style:style style:name="T9" style:family="text">
      <style:text-properties officeooo:rsid="0017ef27"/>
    </style:style>
    <style:style style:name="T10" style:family="text">
      <style:text-properties officeooo:rsid="0019bc1e"/>
    </style:style>
    <style:style style:name="T11" style:family="text">
      <style:text-properties fo:color="#1f497d" loext:opacity="100%" style:font-name-complex="Courier New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469b3"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00e3e3" loext:char-shading-value="0"/>
    </style:style>
    <style:style style:name="T16" style:family="text">
      <style:text-properties fo:background-color="#00e3e3" loext:char-shading-value="0"/>
    </style:style>
    <style:style style:name="T17" style:family="text">
      <style:text-properties fo:background-color="#00e472" loext:char-shading-value="0"/>
    </style:style>
    <style:style style:name="T18" style:family="text">
      <style:text-properties officeooo:rsid="002469b3" fo:background-color="#00e472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fff6a"/>
    </style:style>
    <style:style style:name="T21" style:family="text">
      <style:text-properties officeooo:rsid="002469b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469b3" style:font-weight-asian="bold" style:font-weight-complex="bold"/>
    </style:style>
    <style:style style:name="T24" style:family="text">
      <style:text-properties fo:background-color="#ff0000" loext:char-shading-value="0"/>
    </style:style>
    <style:style style:name="T25" style:family="text">
      <style:text-properties fo:background-color="#ff0000" loext:char-shading-value="0"/>
    </style:style>
    <style:style style:name="T26" style:family="text">
      <style:text-properties fo:background-color="#dc0000" loext:char-shading-value="0"/>
    </style:style>
    <style:style style:name="T27" style:family="text">
      <style:text-properties fo:background-color="#fe007f" loext:char-shading-value="0"/>
    </style:style>
    <style:style style:name="T28" style:family="text">
      <style:text-properties fo:background-color="#fe007f" loext:char-shading-value="0"/>
    </style:style>
    <style:style style:name="T29" style:family="text">
      <style:text-properties officeooo:rsid="002469b3" fo:background-color="#fe007f" loext:char-shading-value="0"/>
    </style:style>
    <style:style style:name="T30" style:family="text">
      <style:text-properties officeooo:rsid="002469b3" fo:background-color="#fe007f" loext:char-shading-value="0"/>
    </style:style>
    <style:style style:name="T31" style:family="text">
      <style:text-properties officeooo:rsid="0025c912" fo:background-color="#fe007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mu64 Fileformat Breakpoints (*.bpt)<text:line-break/><text:span text:style-name="T7">Thorsten Kattanek © Berlin </text:span><text:span text:style-name="T8">21</text:span><text:span text:style-name="T7">.0</text:span><text:span text:style-name="T8">6</text:span><text:span text:style-name="T7">.20</text:span><text:span text:style-name="T8">23</text:span></text:p>
      <text:p text:style-name="P1">Diese Datei wird vom Emu64 Debugger erzeugt, in der die Breakpoints gesichert werden. Es handelt sich um „Breakpoint Groups“ die, die verschiedene <text:s/>Bedingungen enthalten. Maximal können 255 Groups gespeichert werden die in der Praxis wohl aber nie erreicht werden.</text:p>
      <text:p text:style-name="P4"><text:span text:style-name="T1">Version </text:span><text:span text:style-name="T2">2<text:line-break/></text:span><text:span text:style-name="T11">Dump einer BPT Datei:</text:span></text:p>
      <text:p text:style-name="Preformatted_20_Text">0000:0000 | <text:span text:style-name="T16">45 4D 55 36 <text:s/>34 5F 42 50 <text:s/>54 00</text:span> <text:span text:style-name="T28">02</text:span> <text:span text:style-name="T28">01</text:span> <text:s/><text:span text:style-name="T15">48 61 6C 74</text:span> | EMU64_BPT...Halt</text:p>
      <text:p text:style-name="Preformatted_20_Text">0000:0010 | <text:span text:style-name="T15">65 70 75 6E <text:s/>6B 74 20 28 <text:s/>31 29 00 00 <text:s/>00 00 00 00</text:span> | epunkt (1)......</text:p>
      <text:p text:style-name="Preformatted_20_Text">0000:0020 | <text:span text:style-name="T15">00 00 00 00 <text:s/>00 00 00 00 <text:s/>00 00 00 00 <text:s/>00 00 00 00</text:span> | ................</text:p>
      <text:p text:style-name="Preformatted_20_Text">0000:0030 | <text:span text:style-name="T15">00 00 00 00 <text:s/>00 00 00 00 <text:s/>00 00 00 00 <text:s/>00 00 00 00</text:span> | ................</text:p>
      <text:p text:style-name="Preformatted_20_Text">0000:0040 | <text:span text:style-name="T15">00 00 00 00 <text:s/>00 00 00 00 <text:s/>00 00 00 00 <text:s/>00 00 00 00</text:span> | ................</text:p>
      <text:p text:style-name="Preformatted_20_Text">0000:0050 | <text:span text:style-name="T15">00 00 00 00 <text:s/>00 00 00 00 <text:s/>00 00 00 00 <text:s/>00 00 00 00</text:span> | ................</text:p>
      <text:p text:style-name="Preformatted_20_Text">0000:0060 | <text:span text:style-name="T15">00 00 00 00 <text:s/>00 00 00 00 <text:s/>00 00 00 00 <text:s/>00 00 00 00</text:span> | ................</text:p>
      <text:p text:style-name="Preformatted_20_Text">0000:0070 | <text:span text:style-name="T15">00 00 00 00 <text:s/>00 00 00 00 <text:s/>00 00 00 00 <text:s/>00 00 00 00</text:span> | ................</text:p>
      <text:p text:style-name="Preformatted_20_Text">0000:0080 | <text:span text:style-name="T15">00 00 00 00 <text:s/>00 00 00 00 <text:s/>00 00 00 00</text:span> <text:s/><text:span text:style-name="T28">0</text:span><text:span text:style-name="T31">2</text:span> <text:span text:style-name="T28">00</text:span> <text:span text:style-name="T12">00 </text:span><text:span text:style-name="T13">C</text:span><text:span text:style-name="T12">0</text:span> | ................</text:p>
      <text:p text:style-name="Preformatted_20_Text">0000:0090 | <text:span text:style-name="T28">00</text:span> <text:span text:style-name="T13">11</text:span><text:span text:style-name="T12"> </text:span><text:span text:style-name="T13">00</text:span> <text:span text:style-name="T28">0</text:span><text:span text:style-name="T30">2</text:span> <text:s/><text:span text:style-name="T13">22</text:span><text:span text:style-name="T12"> </text:span><text:span text:style-name="T13">00</text:span> <text:span text:style-name="T28">0</text:span><text:span text:style-name="T30">2</text:span> <text:span text:style-name="T13">33</text:span><text:span text:style-name="T12"> <text:s/></text:span><text:span text:style-name="T13">00</text:span> <text:span text:style-name="T28">02</text:span> <text:span text:style-name="T12">20 D0</text:span> <text:s/><text:span text:style-name="T14">03 00</text:span> <text:span text:style-name="T28">02</text:span> <text:span text:style-name="T12">21</text:span> | .......... Ð...!</text:p>
      <text:p text:style-name="Preformatted_20_Text">0000:00A0 | <text:span text:style-name="T12">D0</text:span> <text:span text:style-name="T12">01 00</text:span> <text:span text:style-name="T28">00</text:span> <text:s/><text:span text:style-name="T12">0</text:span><text:span text:style-name="T13">5</text:span><text:span text:style-name="T12"> 00</text:span> <text:span text:style-name="T28">0</text:span><text:span text:style-name="T30">2</text:span> <text:span text:style-name="T13">FF</text:span><text:span text:style-name="T12"> <text:s/>00</text:span> <text:span text:style-name="T28">0</text:span><text:span text:style-name="T30">2</text:span> <text:span text:style-name="T13">96</text:span><text:span text:style-name="T12"> 00</text:span> <text:s/><text:span text:style-name="T28">0</text:span><text:span text:style-name="T30">2</text:span> <text:span text:style-name="T13">01</text:span><text:span text:style-name="T12"> 00</text:span> <text:s text:c="3"/>| Ð.............. </text:p>
      <text:p text:style-name="P3"/>
      <text:p text:style-name="P2">Bytes:<text:tab/><text:span text:style-name="T19">0x00 <text:s/>-<text:tab/>0x09:</text:span><text:tab/>Signatur [EMU64_BPT] <text:span text:style-name="T3">String mit 0 als Ende</text:span><text:line-break/><text:tab/><text:tab/>0x0A:<text:tab/>Version [<text:span text:style-name="T9">2</text:span>]<text:line-break/><text:tab/><text:tab/>0x0B:<text:tab/>Anzahl an Breakpoint Gro<text:span text:style-name="T10">u</text:span>ps <text:span text:style-name="T20">[1] </text:span><text:span text:style-name="T5">hier genau eine</text:span><text:line-break/><text:tab/>0x0C <text:s/>-<text:tab/>0x8B:<text:tab/>Groupname [Haltepunkt (1)] <text:span text:style-name="T3">String mit 0 als Ende (128 Bytes Reserviert)</text:span><text:line-break/><text:tab/><text:tab/>0x8C:<text:tab/>Group Schalter [1] <text:span text:style-name="T3">0 = deaktiviert / größer 0 = aktiviert</text:span><text:span text:style-name="T1"><text:line-break/></text:span><text:tab/><text:tab/>0x8D:<text:tab/>PC Haltepunkt Schalter [<text:span text:style-name="T21">0</text:span>] <text:span text:style-name="T3">0 = deaktiviert / größer 0 = aktiviert<text:line-break/></text:span>0x8E <text:s/>-<text:tab/>0x8F:<text:tab/>PC-Adresse [0xC000] <text:line-break/><text:tab/><text:tab/>0x90: <text:tab/>AC Haltepunkt Schalter [<text:span text:style-name="T21">0</text:span>] <text:span text:style-name="T3">0 = deaktiviert / größer 0 = aktiviert</text:span><text:line-break/>0x91 <text:s/>-<text:tab/>0x92:<text:tab/>AC-Wert [0x11]<text:line-break/><text:tab/><text:tab/>0x93:<text:tab/>XR Haltepunkt Schalter [<text:span text:style-name="T21">2</text:span>] <text:span text:style-name="T3">0 = deaktiviert / größer 0 = aktiviert</text:span><text:line-break/>0x94 <text:s/>-<text:tab/>0x95:<text:tab/>XR-Wert [0x22]<text:line-break/><text:tab/><text:tab/>0x96:<text:tab/>YR Haltepunkt Schalter [<text:span text:style-name="T21">2</text:span>] <text:span text:style-name="T3">0 = deaktiviert / größer 0 = aktiviert</text:span><text:line-break/>0x97 <text:s/>-<text:tab/>0x98:<text:tab/>YR-Wert [0x33]<text:line-break/><text:tab/><text:tab/>0x99:<text:tab/>Lesen von Adresse Haltepunkt Schalter [<text:span text:style-name="T21">2</text:span>] <text:span text:style-name="T3">0 = deaktiviert / größer 0 = aktiviert</text:span><text:line-break/>0x9A <text:s/>-<text:tab/>0x9B:<text:tab/>Lese Adresse [0xD020]<text:line-break/><text:span text:style-name="T6">0x9C <text:s/>-<text:tab/>0x9D:<text:tab/>Länge des Bereichs [3]<text:tab/> </text:span><text:span text:style-name="T4">Im Bsp. Hier geht der Bereich von D020 - D022</text:span><text:line-break/><text:tab/><text:tab/>0x9<text:span text:style-name="T6">E</text:span>:<text:tab/>Schreiben in Adress Haltepunkt Schalter [1] <text:span text:style-name="T3">0 = deaktiviert / größer 0 = aktiviert</text:span><text:line-break/>0x9<text:span text:style-name="T6">F</text:span> <text:s/>-<text:tab/>0x<text:span text:style-name="T6">A0</text:span>:<text:tab/>Schreib Adresse [0xD021]<text:line-break/><text:span text:style-name="T6">0xA1 <text:s/>-<text:tab/>0xA2:<text:tab/>Länge des Bereichs [1]<text:tab/> </text:span><text:span text:style-name="T4">Im Bsp. Hier geht der Bereich von D021 - D021</text:span><text:line-break/><text:tab/><text:tab/>0x<text:span text:style-name="T6">A3</text:span>:<text:tab/>Lesen von Wert Haltepunkt Schalter [<text:span text:style-name="T21">0</text:span>] <text:span text:style-name="T3">0 = deaktiviert / größer 0 = aktiviert</text:span><text:line-break/>0xA0<text:span text:style-name="T6">4</text:span> -<text:tab/>0xA<text:span text:style-name="T6">5</text:span>:<text:tab/>Lese Wert [0x05]<text:line-break/><text:tab/><text:tab/>0xA<text:span text:style-name="T6">6</text:span>:<text:tab/>Schreiben von Wert Haltepunkt Schalter [<text:span text:style-name="T21">2</text:span>] <text:span text:style-name="T3">0 = deaktiviert / größer 0 = aktiviert</text:span><text:line-break/>0xA<text:span text:style-name="T6">7</text:span> <text:s/>- <text:tab/>0xA<text:span text:style-name="T6">8</text:span>:<text:tab/>Schreib Wert [0xFF]<text:line-break/><text:tab/><text:tab/>0xA<text:span text:style-name="T6">9</text:span>:<text:tab/>Rasterzeile Haltepunkt Schalter [<text:span text:style-name="T21">2</text:span>] <text:span text:style-name="T3">0 = deaktiviert / größer 0 = aktiviert</text:span><text:line-break/>0xA<text:span text:style-name="T6">A </text:span><text:s/>-<text:tab/>0xA<text:span text:style-name="T6">B</text:span>:<text:tab/>Rasterzeile [0x96]<text:line-break/><text:tab/><text:tab/>0xA<text:span text:style-name="T6">C</text:span>:<text:tab/>Rasterzeilen Zyklus <text:s/>Haltepunkt Schalter [1] <text:span text:style-name="T3">0 = deaktiviert / größer 0 = aktiviert</text:span><text:line-break/>0xA<text:span text:style-name="T6">D</text:span> <text:s/>-<text:tab/>0xA<text:span text:style-name="T6">E</text:span>:<text:tab/>Rasterzeilen Zyklus [0x<text:span text:style-name="T21">01</text:span>]<text:line-break/><text:span text:style-name="T22">Von 0x0C bis 0xA</text:span><text:span text:style-name="T23">E</text:span><text:span text:style-name="T22"> Wiederholt sich für jede weitere BreakGroup. (1</text:span><text:span text:style-name="T23">63</text:span><text:span text:style-name="T22"> Bytes pro Group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Droid Sans Fallback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true" style:font-name-asian="Droid Sans Fallback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>
      <style:text-properties fo:color="#000000" loext:opacity="100%"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Zitat_20_Zchn" style:display-name="Zitat Zchn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</meta:initial-creator>
    <meta:editing-cycles>25</meta:editing-cycles>
    <meta:print-date>2011-07-25T22:26:00</meta:print-date>
    <meta:creation-date>2011-07-25T15:40:00</meta:creation-date>
    <dc:date>2023-06-21T08:34:39.376741560</dc:date>
    <meta:editing-duration>PT47M34S</meta:editing-duration>
    <meta:generator>LibreOffice/7.3.7.2$Linux_X86_64 LibreOffice_project/30$Build-2</meta:generator>
    <dc:creator>Thorsten Kattanek</dc:creator>
    <meta:document-statistic meta:table-count="0" meta:image-count="0" meta:object-count="0" meta:page-count="1" meta:paragraph-count="15" meta:word-count="566" meta:character-count="2970" meta:non-whitespace-character-count="23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